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5cm"/>
    </style:style>
    <style:style style:name="gr3" style:family="graphic" style:parent-style-name="standard">
      <style:graphic-properties draw:textarea-horizontal-align="justify" draw:textarea-vertical-align="middle" draw:auto-grow-height="false" fo:min-height="4.05cm" fo:min-width="5cm"/>
    </style:style>
    <style:style style:name="gr4" style:family="graphic" style:parent-style-name="standard">
      <style:graphic-properties draw:textarea-horizontal-align="justify" draw:textarea-vertical-align="middle" draw:auto-grow-height="false" fo:min-height="4.55cm" fo:min-width="7.1cm"/>
    </style:style>
    <style:style style:name="gr5" style:family="graphic" style:parent-style-name="objectwithoutfill">
      <style:graphic-properties draw:marker-start="" draw:marker-end="Double_20_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85cm" fo:min-width="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3.1cm" svg:x="3.9cm" svg:y="1.9cm">
          <text:p text:style-name="P1">Passenger</text:p>
          <text:p text:style-name="P2">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3.1cm" svg:x="12.9cm" svg:y="5.7cm">
          <text:p text:style-name="P1">Line</text:p>
          <text:p text:style-name="P2">cantons&lt;&gt;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3.8cm" svg:x="21.3cm" svg:y="1.7cm">
          <text:p text:style-name="P1">Train</text:p>
          <text:p text:style-name="P2">Position</text:p>
          <text:p text:style-name="P2">Line</text:p>
          <text:p text:style-name="P2">Spe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4.3cm" svg:x="21.4cm" svg:y="9.4cm">
          <text:p text:style-name="P1">Canton</text:p>
          <text:p text:style-name="P2">Start</text:p>
          <text:p text:style-name="P2">End</text:p>
          <text:p text:style-name="P2">Line</text:p>
          <text:p text:style-name="P2">Occupi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cm" svg:height="4.8cm" svg:x="2.3cm" svg:y="14.8cm">
          <text:p text:style-name="P1">GraphicInterfac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1.3cm" svg:y1="10.3cm" svg:x2="18.5cm" svg:y2="8cm">
          <text:p/>
        </draw:line>
        <draw:custom-shape draw:style-name="gr6" draw:text-style-name="P1" draw:layer="layout" svg:width="5.5cm" svg:height="5.1cm" svg:x="3.9cm" svg:y="5.9cm">
          <text:p text:style-name="P1">Station</text:p>
          <text:p text:style-name="P2">Capacity</text:p>
          <text:p text:style-name="P2">Line</text:p>
          <text:p text:style-name="P2">Type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8.4cm" svg:y1="5.7cm" svg:x2="21.3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4:27:45.536733790</meta:creation-date>
    <meta:generator>LibreOffice/5.3.7.2$Linux_X86_64 LibreOffice_project/6b8ed514a9f8b44d37a1b96673cbbdd077e24059</meta:generator>
    <dc:date>2018-01-27T15:18:19.968589393</dc:date>
    <meta:editing-duration>PT49M17S</meta:editing-duration>
    <meta:editing-cycles>9</meta:editing-cycles>
    <meta:document-statistic meta:object-count="8"/>
  </office:meta>
</office:document-meta>
</file>